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ef2" officeooo:paragraph-rsid="00189ef2"/>
    </style:style>
    <style:style style:name="P2" style:family="paragraph" style:parent-style-name="Standard" style:list-style-name="L1">
      <style:text-properties officeooo:rsid="00189ef2" officeooo:paragraph-rsid="00189ef2"/>
    </style:style>
    <style:style style:name="P3" style:family="paragraph" style:parent-style-name="Standard" style:list-style-name="L1">
      <style:text-properties officeooo:rsid="0019f316" officeooo:paragraph-rsid="0019f316"/>
    </style:style>
    <style:style style:name="P4" style:family="paragraph" style:parent-style-name="Standard" style:list-style-name="L1">
      <style:text-properties officeooo:rsid="001bb18e" officeooo:paragraph-rsid="001bb18e"/>
    </style:style>
    <style:style style:name="P5" style:family="paragraph" style:parent-style-name="Standard" style:list-style-name="L1">
      <style:text-properties officeooo:rsid="001c0bbd" officeooo:paragraph-rsid="001c0bbd"/>
    </style:style>
    <style:style style:name="P6" style:family="paragraph" style:parent-style-name="Standard" style:list-style-name="L1">
      <style:text-properties officeooo:rsid="001e02f4" officeooo:paragraph-rsid="001e02f4"/>
    </style:style>
    <style:style style:name="P7" style:family="paragraph" style:parent-style-name="Standard" style:list-style-name="L1">
      <style:text-properties officeooo:rsid="001e33db" officeooo:paragraph-rsid="001e33db"/>
    </style:style>
    <style:style style:name="P8" style:family="paragraph" style:parent-style-name="Standard" style:list-style-name="L2">
      <style:text-properties officeooo:rsid="001e65a8" officeooo:paragraph-rsid="001e65a8"/>
    </style:style>
    <style:style style:name="P9" style:family="paragraph" style:parent-style-name="Standard" style:list-style-name="L1">
      <style:text-properties officeooo:rsid="001f85b8" officeooo:paragraph-rsid="001f85b8"/>
    </style:style>
    <style:style style:name="P10" style:family="paragraph" style:parent-style-name="Standard" style:list-style-name="L1">
      <style:text-properties officeooo:rsid="0020c74c" officeooo:paragraph-rsid="0020c74c"/>
    </style:style>
    <style:style style:name="P11" style:family="paragraph" style:parent-style-name="Standard" style:list-style-name="L2">
      <style:text-properties officeooo:paragraph-rsid="001e65a8"/>
    </style:style>
    <style:style style:name="P12" style:family="paragraph" style:parent-style-name="Standard" style:list-style-name="L1">
      <style:text-properties officeooo:rsid="00227012" officeooo:paragraph-rsid="0022701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e65a8"/>
    </style:style>
    <style:style style:name="T4" style:family="text">
      <style:text-properties officeooo:rsid="0020c7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5204200" text:style-name="L2">
        <text:list-item>
          <text:p text:style-name="P8">The correct image was 9.png</text:p>
        </text:list-item>
        <text:list-item>
          <text:p text:style-name="P11"><text:span text:style-name="T3">The url specified was: </text:span><text:a xlink:type="simple" xlink:href="https://www.jeangourd.com/classes/csc444/assignments/Challenge4/e307e67f4adf57db0d19ae5a982a6290.php" text:style-name="Internet_20_link" text:visited-style-name="Visited_20_Internet_20_Link">https://www.jeangourd.com/classes/csc444/assignments/Challenge4/e307e67f4adf57db0d19ae5a982a6290.php</text:a> </text:p>
        </text:list-item>
      </text:list>
      <text:p text:style-name="P1"/>
      <text:p text:style-name="P1">Process:</text:p>
      <text:list xml:id="list854314878" text:style-name="L1">
        <text:list-item>
          <text:p text:style-name="P2">First I zoomed all the way out in chrome and didn’t see anything of note.</text:p>
        </text:list-item>
        <text:list-item>
          <text:p text:style-name="P2">Then I zoomed all the way in with the same result</text:p>
        </text:list-item>
        <text:list-item>
          <text:p text:style-name="P2">I opened the developer tools in chrome to inspect the elements and saw that the numbers 4 and 1 were made invisible</text:p>
        </text:list-item>
        <text:list-item>
          <text:p text:style-name="P3">I tried XORing images 4 and 1 together to see if that produced anything legible and it didn’t work.</text:p>
        </text:list-item>
        <text:list-item>
          <text:p text:style-name="P3">I tried cat on the file to see if any words came up in the image bytes.</text:p>
        </text:list-item>
        <text:list-item>
          <text:p text:style-name="P4">Went back and looked around the website again. Looked in the css file and found the XOR key.</text:p>
        </text:list-item>
        <text:list-item>
          <text:p text:style-name="P5">I ran the bash command cat input.key | tr " " "\n" &gt; input.key to replace all the spaces in the key with newlines so each rgb value was on a new line.</text:p>
        </text:list-item>
        <text:list-item>
          <text:p text:style-name="P6">That didn’t work for the whole file so I used the find/replace in visual studio code instead.</text:p>
        </text:list-item>
        <text:list-item>
          <text:p text:style-name="P6">Tried running XOR_ROX on images 4, 1, and 8 and didn’t see anything significant.</text:p>
        </text:list-item>
        <text:list-item>
          <text:p text:style-name="P7">Thought it was 8 because 8 was the first picture in the 4<text:span text:style-name="T1">th</text:span> row according to the HTML, but upon zooming out picture 9 was the 1<text:span text:style-name="T1">st</text:span>.</text:p>
        </text:list-item>
        <text:list-item>
          <text:p text:style-name="P7">Used XOR_ROX and the key on 9.png and got a legible image with the URL and bit string. </text:p>
        </text:list-item>
        <text:list-item>
          <text:p text:style-name="P9">I ran <text:span text:style-name="T4">a binary decoder on the binary in the image and got e307e67f4adf57db0d19ae5a982a6290</text:span></text:p>
        </text:list-item>
        <text:list-item>
          <text:p text:style-name="P10">I used that in the URL for the .php file and it took me to the next part of the challenge.</text:p>
        </text:list-item>
        <text:list-item>
          <text:p text:style-name="P12">I downloaded the php file and removed everything but the binary code and ran it through my binary decoder. This resulted in what appeared to be base64 encoded tex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09:36:53.468000000</meta:creation-date>
    <dc:date>2020-05-18T13:12:25.570000000</dc:date>
    <meta:editing-duration>PT2H34M58S</meta:editing-duration>
    <meta:editing-cycles>9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7" meta:word-count="302" meta:character-count="1560" meta:non-whitespace-character-count="1289"/>
  </office:meta>
</office:document-meta>
</file>